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Abilities" style:family="table">
      <style:table-properties style:width="2.4229in" table:align="margins" style:may-break-between-rows="true" table:border-model="collapsing"/>
    </style:style>
    <style:style style:name="Abilities.A" style:family="table-column">
      <style:table-column-properties style:column-width="0.6236in" style:rel-column-width="16862*"/>
    </style:style>
    <style:style style:name="Abilities.B" style:family="table-column">
      <style:table-column-properties style:column-width="1.7993in" style:rel-column-width="48673*"/>
    </style:style>
    <style:style style:name="Abilities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Abilities.2" style:family="table-row">
      <style:table-row-properties fo:keep-together="auto"/>
    </style:style>
    <style:style style:name="Abilities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Abilities.A8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" style:family="table">
      <style:table-properties style:width="2.4229in" table:align="margins" style:may-break-between-rows="true" table:border-model="collapsing"/>
    </style:style>
    <style:style style:name="Table1.A" style:family="table-column">
      <style:table-column-properties style:column-width="0.6875in" style:rel-column-width="18590*"/>
    </style:style>
    <style:style style:name="Table1.B" style:family="table-column">
      <style:table-column-properties style:column-width="1.7354in" style:rel-column-width="46945*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A5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2.4229in" table:align="margins" style:may-break-between-rows="true" table:border-model="collapsing"/>
    </style:style>
    <style:style style:name="Table2.A" style:family="table-column">
      <style:table-column-properties style:column-width="1.225in" style:rel-column-width="33143*"/>
    </style:style>
    <style:style style:name="Table2.B" style:family="table-column">
      <style:table-column-properties style:column-width="1.1979in" style:rel-column-width="32392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A8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" style:family="table">
      <style:table-properties style:width="2.4229in" table:align="margins" style:may-break-between-rows="true" table:border-model="collapsing"/>
    </style:style>
    <style:style style:name="Table3.A" style:family="table-column">
      <style:table-column-properties style:column-width="2.4229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.A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2.4229in" table:align="margins" style:may-break-between-rows="true" table:border-model="collapsing"/>
    </style:style>
    <style:style style:name="Table5.A" style:family="table-column">
      <style:table-column-properties style:column-width="1.2111in" style:rel-column-width="32767*"/>
    </style:style>
    <style:style style:name="Table5.B" style:family="table-column">
      <style:table-column-properties style:column-width="1.2118in" style:rel-column-width="32768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.A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" style:family="table">
      <style:table-properties style:width="1.2118in" table:align="margins"/>
    </style:style>
    <style:style style:name="Table6.A" style:family="table-column">
      <style:table-column-properties style:column-width="0.6056in" style:rel-column-width="32767*"/>
    </style:style>
    <style:style style:name="Table6.B" style:family="table-column">
      <style:table-column-properties style:column-width="0.6063in" style:rel-column-width="32768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B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1.2118in" table:align="margins"/>
    </style:style>
    <style:style style:name="Table7.A" style:family="table-column">
      <style:table-column-properties style:column-width="0.6056in" style:rel-column-width="32767*"/>
    </style:style>
    <style:style style:name="Table7.B" style:family="table-column">
      <style:table-column-properties style:column-width="0.6063in" style:rel-column-width="32768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2.4229in" table:align="margins" style:shadow="none" style:may-break-between-rows="true" table:border-model="collapsing"/>
    </style:style>
    <style:style style:name="Table4.A" style:family="table-column">
      <style:table-column-properties style:column-width="1.0382in" style:rel-column-width="28081*"/>
    </style:style>
    <style:style style:name="Table4.B" style:family="table-column">
      <style:table-column-properties style:column-width="1.3847in" style:rel-column-width="37454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9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1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1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1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1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1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1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2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2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2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2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2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2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2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29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3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3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3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3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3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3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3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39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4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4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4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4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4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A5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8" style:family="table">
      <style:table-properties style:width="1.3854in" table:align="margins"/>
    </style:style>
    <style:style style:name="Table8.A" style:family="table-column">
      <style:table-column-properties style:column-width="0.3715in" style:rel-column-width="17566*"/>
    </style:style>
    <style:style style:name="Table8.B" style:family="table-column">
      <style:table-column-properties style:column-width="1.0139in" style:rel-column-width="47969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B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1.3854in" table:align="margins"/>
    </style:style>
    <style:style style:name="Table9.A" style:family="table-column">
      <style:table-column-properties style:column-width="1.3854in" style:rel-column-width="65535*"/>
    </style:style>
    <style:style style:name="Table9.A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2.4243in" table:align="margins" style:may-break-between-rows="true" table:border-model="collapsing"/>
    </style:style>
    <style:style style:name="Table10.A" style:family="table-column">
      <style:table-column-properties style:column-width="1.2118in" style:rel-column-width="32767*"/>
    </style:style>
    <style:style style:name="Table10.B" style:family="table-column">
      <style:table-column-properties style:column-width="1.2125in" style:rel-column-width="32768*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0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0.A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1" style:family="table">
      <style:table-properties style:width="2.4243in" table:align="margins" style:may-break-between-rows="true" table:border-model="collapsing"/>
    </style:style>
    <style:style style:name="Table11.A" style:family="table-column">
      <style:table-column-properties style:column-width="0.85in" style:rel-column-width="22977*"/>
    </style:style>
    <style:style style:name="Table11.B" style:family="table-column">
      <style:table-column-properties style:column-width="1.5743in" style:rel-column-width="42558*"/>
    </style:style>
    <style:style style:name="Table1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1.3" style:family="table-row">
      <style:table-row-properties fo:keep-together="auto"/>
    </style:style>
    <style:style style:name="Table11.A3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2" style:family="table">
      <style:table-properties style:width="2.4243in" table:align="margins" style:may-break-between-rows="true" table:border-model="collapsing"/>
    </style:style>
    <style:style style:name="Table12.A" style:family="table-column">
      <style:table-column-properties style:column-width="2.4243in" style:rel-column-width="65535*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2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2f40" officeooo:paragraph-rsid="00182f4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bold" officeooo:rsid="00182f40" officeooo:paragraph-rsid="00182f40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font-size="8pt" officeooo:rsid="001774fa" officeooo:paragraph-rsid="0019d6fc" style:font-size-asian="8pt" style:font-size-complex="8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9d6fc" officeooo:paragraph-rsid="0019d6f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bold" officeooo:rsid="0019d6fc" officeooo:paragraph-rsid="0019d6fc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1ab650" officeooo:paragraph-rsid="001ab65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bold" officeooo:rsid="001ab650" officeooo:paragraph-rsid="001ab650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bold" officeooo:rsid="001ab650" officeooo:paragraph-rsid="0019d6fc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officeooo:rsid="001774fa" officeooo:paragraph-rsid="0019d6fc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d1bb" officeooo:paragraph-rsid="001cd1b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1cd1bb" officeooo:paragraph-rsid="001cd1b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182dd" officeooo:paragraph-rsid="003182d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2f82" officeooo:paragraph-rsid="001d2f8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1d2f82" officeooo:paragraph-rsid="001d2f8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054d6" officeooo:paragraph-rsid="001774fa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54d6" officeooo:paragraph-rsid="002054d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2054d6" officeooo:paragraph-rsid="0020eb3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2054d6" officeooo:paragraph-rsid="002054d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20eb34" officeooo:paragraph-rsid="0020eb3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20eb34" officeooo:paragraph-rsid="0020eb3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bold" officeooo:rsid="0020eb34" officeooo:paragraph-rsid="0020eb34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1f25ce" officeooo:paragraph-rsid="0020eb3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217ad9" officeooo:paragraph-rsid="00217ad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26fb9d" officeooo:paragraph-rsid="0026fb9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d89d" officeooo:paragraph-rsid="002ed8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f25ce" officeooo:paragraph-rsid="001f25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1f25ce" officeooo:paragraph-rsid="001f25c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4a6ab" officeooo:paragraph-rsid="0034a6a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238594" officeooo:paragraph-rsid="0023859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23bfb6" officeooo:paragraph-rsid="0023bfb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6fb9d" officeooo:paragraph-rsid="0026fb9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26fb9d" officeooo:paragraph-rsid="0026fb9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285d65" officeooo:paragraph-rsid="00285d6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85d65" officeooo:paragraph-rsid="00285d6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9006c" officeooo:paragraph-rsid="0029006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29006c" officeooo:paragraph-rsid="0029006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29b5a9" officeooo:paragraph-rsid="0029b5a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9b5a9" officeooo:paragraph-rsid="0029b5a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1a90" officeooo:paragraph-rsid="002d1a9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2d1a90" officeooo:paragraph-rsid="002d1a9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2a6021" officeooo:paragraph-rsid="002a602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a6021" officeooo:paragraph-rsid="002a602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start" style:justify-single-word="false"/>
      <style:text-properties officeooo:rsid="001774fa" officeooo:paragraph-rsid="001774fa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ed89d" officeooo:paragraph-rsid="002ed89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2ed89d" officeooo:paragraph-rsid="002ed89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0e780" officeooo:paragraph-rsid="0030e78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start" style:justify-single-word="false"/>
      <style:text-properties officeooo:rsid="001774fa" officeooo:paragraph-rsid="002ed89d"/>
    </style:style>
    <style:style style:name="P51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2ed89d" officeooo:paragraph-rsid="002ed89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1" style:family="text">
      <style:text-properties officeooo:rsid="0019d6fc"/>
    </style:style>
    <style:style style:name="T2" style:family="text">
      <style:text-properties officeooo:rsid="001cd1bb"/>
    </style:style>
    <style:style style:name="T3" style:family="text">
      <style:text-properties officeooo:rsid="001ab65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3182dd"/>
    </style:style>
    <style:style style:name="T6" style:family="text">
      <style:text-properties officeooo:rsid="00238594"/>
    </style:style>
    <style:style style:name="T7" style:family="text">
      <style:text-properties officeooo:rsid="0026fb9d"/>
    </style:style>
    <style:style style:name="T8" style:family="text">
      <style:text-properties officeooo:rsid="0020eb34"/>
    </style:style>
    <style:style style:name="T9" style:family="text">
      <style:text-properties fo:font-weight="bold" officeooo:rsid="00238594" style:font-weight-asian="bold" style:font-weight-complex="bold"/>
    </style:style>
    <style:style style:name="T10" style:family="text">
      <style:text-properties officeooo:rsid="00217ad9"/>
    </style:style>
    <style:style style:name="T11" style:family="text">
      <style:text-properties fo:font-weight="normal" officeooo:rsid="00217ad9" style:font-weight-asian="normal" style:font-weight-complex="normal"/>
    </style:style>
    <style:style style:name="T12" style:family="text">
      <style:text-properties officeooo:rsid="001f25ce"/>
    </style:style>
    <style:style style:name="T13" style:family="text">
      <style:text-properties officeooo:rsid="002054d6"/>
    </style:style>
    <style:style style:name="T14" style:family="text">
      <style:text-properties officeooo:rsid="003431a5"/>
    </style:style>
    <style:style style:name="T15" style:family="text">
      <style:text-properties officeooo:rsid="0023bfb6"/>
    </style:style>
    <style:style style:name="T16" style:family="text">
      <style:text-properties officeooo:rsid="00285d65"/>
    </style:style>
    <style:style style:name="T17" style:family="text">
      <style:text-properties officeooo:rsid="003260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Abilities" table:style-name="Abilities" table:template-name="Academic">
        <table:table-column table:style-name="Abilities.A"/>
        <table:table-column table:style-name="Abilities.B"/>
        <table:table-row>
          <table:table-cell table:style-name="Abilities.A1" table:number-columns-spanned="2" office:value-type="string">
            <text:p text:style-name="P1">Abilities</text:p>
          </table:table-cell>
          <table:covered-table-cell/>
        </table:table-row>
        <table:table-row table:style-name="Abilities.2">
          <table:table-cell table:style-name="Abilities.A2" office:value-type="string">
            <text:p text:style-name="P2">Strength</text:p>
          </table:table-cell>
          <table:table-cell table:style-name="Abilities.A2" office:value-type="string">
            <text:p text:style-name="P3">brute force, damage, lifting</text:p>
          </table:table-cell>
        </table:table-row>
        <table:table-row>
          <table:table-cell table:style-name="Abilities.A2" office:value-type="string">
            <text:p text:style-name="P2">Constitution</text:p>
          </table:table-cell>
          <table:table-cell table:style-name="Abilities.A2" office:value-type="string">
            <text:p text:style-name="P3">health, body resilience</text:p>
          </table:table-cell>
        </table:table-row>
        <table:table-row>
          <table:table-cell table:style-name="Abilities.A2" office:value-type="string">
            <text:p text:style-name="P2">Dexterity</text:p>
          </table:table-cell>
          <table:table-cell table:style-name="Abilities.A2" office:value-type="string">
            <text:p text:style-name="P3">agility, co-ordination, reaction speed</text:p>
          </table:table-cell>
        </table:table-row>
        <table:table-row table:style-name="Abilities.2">
          <table:table-cell table:style-name="Abilities.A2" office:value-type="string">
            <text:p text:style-name="P2">Size</text:p>
          </table:table-cell>
          <table:table-cell table:style-name="Abilities.A2" office:value-type="string">
            <text:p text:style-name="P3">character’s effective mass and damage</text:p>
          </table:table-cell>
        </table:table-row>
        <table:table-row table:style-name="Abilities.2">
          <table:table-cell table:style-name="Abilities.A2" office:value-type="string">
            <text:p text:style-name="P2">Intelligence</text:p>
          </table:table-cell>
          <table:table-cell table:style-name="Abilities.A2" office:value-type="string">
            <text:p text:style-name="P3">memorization, analysis of information</text:p>
          </table:table-cell>
        </table:table-row>
        <table:table-row table:style-name="Abilities.2">
          <table:table-cell table:style-name="Abilities.A2" office:value-type="string">
            <text:p text:style-name="P2">Power</text:p>
          </table:table-cell>
          <table:table-cell table:style-name="Abilities.A2" office:value-type="string">
            <text:p text:style-name="P3">life force / willpower strength, spells</text:p>
          </table:table-cell>
        </table:table-row>
        <table:table-row table:style-name="Abilities.2">
          <table:table-cell table:style-name="Abilities.A8" office:value-type="string">
            <text:p text:style-name="P2">Charisma</text:p>
          </table:table-cell>
          <table:table-cell table:style-name="Abilities.A8" office:value-type="string">
            <text:p text:style-name="P3"><text:span text:style-name="T1">influence</text:span>, attractiveness, leadership</text:p>
          </table:table-cell>
        </table:table-row>
      </table:table>
      <text:p text:style-name="P4"/>
      <table:table table:name="Table1" table:style-name="Table1" table:template-name="Academic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5">Skills <text:span text:style-name="T2">(%)</text:span>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6"><text:span text:style-name="T3">Combat</text:span> </text:p>
          </table:table-cell>
          <table:table-cell table:style-name="Table1.A2" office:value-type="string">
            <text:p text:style-name="P7">Close, Ranged, Unarmed</text:p>
          </table:table-cell>
        </table:table-row>
        <table:table-row>
          <table:table-cell table:style-name="Table1.A2" office:value-type="string">
            <text:p text:style-name="P8">Resistances</text:p>
          </table:table-cell>
          <table:table-cell table:style-name="Table1.A2" office:value-type="string">
            <text:p text:style-name="P7">Dodge, Persistence, Resilience</text:p>
          </table:table-cell>
        </table:table-row>
        <table:table-row table:style-name="Table1.2">
          <table:table-cell table:style-name="Table1.A2" office:value-type="string">
            <text:p text:style-name="P9">Knowledge</text:p>
          </table:table-cell>
          <table:table-cell table:style-name="Table1.A2" office:value-type="string">
            <text:p text:style-name="P7">Culture, Language, Lore, Magic</text:p>
          </table:table-cell>
        </table:table-row>
        <table:table-row table:style-name="Table1.2">
          <table:table-cell table:style-name="Table1.A5" office:value-type="string">
            <text:p text:style-name="P8">Practical</text:p>
          </table:table-cell>
          <table:table-cell table:style-name="Table1.A5" office:value-type="string">
            <text:p text:style-name="P7">Athletics, Craft, Deception, Healing, Influence, Mechanisms, Perseption, Performance, Riding, Sailing, Streetwise, Trade</text:p>
          </table:table-cell>
        </table:table-row>
      </table:table>
      <text:p text:style-name="P10"><text:span text:style-name="T4"/></text:p>
      <table:table table:name="Table2" table:style-name="Table2" table:template-name="Academic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1">Skill Tests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12">Roll D100. If result is less or equal to your skill then you succeeded. 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12"><text:span text:style-name="T5">If the result is less or equal to the tens of your skill then your had a critical success. </text:span>Thus a skill of <text:span text:style-name="T5">67</text:span>% will critical on 01-07.</text:p>
            <text:p text:style-name="P13">If the result is 99 or 00 (100) then you fumbled.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11">Opposed Skill Tests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12">Both participants roll D100: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2">Both succeed</text:p>
          </table:table-cell>
          <table:table-cell table:style-name="Table2.A2" office:value-type="string">
            <text:p text:style-name="P12">Higher roll wins</text:p>
          </table:table-cell>
        </table:table-row>
        <table:table-row table:style-name="Table2.1">
          <table:table-cell table:style-name="Table2.A2" office:value-type="string">
            <text:p text:style-name="P12">Both fail</text:p>
          </table:table-cell>
          <table:table-cell table:style-name="Table2.A2" office:value-type="string">
            <text:p text:style-name="P12">Lower roll wins</text:p>
          </table:table-cell>
        </table:table-row>
        <table:table-row table:style-name="Table2.1">
          <table:table-cell table:style-name="Table2.A8" table:number-columns-spanned="2" office:value-type="string">
            <text:p text:style-name="P12">Criticals supersede<text:span text:style-name="T6">s</text:span> normal successes.</text:p>
          </table:table-cell>
          <table:covered-table-cell/>
        </table:table-row>
      </table:table>
      <text:p text:style-name="P10"><text:span text:style-name="T4"/></text:p>
      <table:table table:name="Table3" table:style-name="Table3" table:template-name="Academic">
        <table:table-column table:style-name="Table3.A"/>
        <table:table-row table:style-name="Table3.1">
          <table:table-cell table:style-name="Table3.A1" office:value-type="string">
            <text:p text:style-name="P14">Disciplines &amp; Powers</text:p>
          </table:table-cell>
        </table:table-row>
        <table:table-row table:style-name="Table3.1">
          <table:table-cell table:style-name="Table3.A2" office:value-type="string">
            <text:p text:style-name="P15">Disciplines represent special/supernatural abilities. Each Discipline effectively groups several Powers that can then be acquired by the <text:span text:style-name="T7">character</text:span>.</text:p>
          </table:table-cell>
        </table:table-row>
        <table:table-row table:style-name="Table3.1">
          <table:table-cell table:style-name="Table3.A2" office:value-type="string">
            <text:p text:style-name="P14">Disciplines</text:p>
          </table:table-cell>
        </table:table-row>
        <table:table-row table:style-name="Table3.1">
          <table:table-cell table:style-name="Table3.A4" office:value-type="string">
            <text:p text:style-name="P15">Battle, <text:span text:style-name="T7">Folk Magic, Arcane </text:span>Magic, <text:span text:style-name="T7">Divine Magic, The Second Way</text:span></text:p>
          </table:table-cell>
        </table:table-row>
      </table:table>
      <text:p text:style-name="P16"/>
      <table:table table:name="Table5" table:style-name="Table5" table:template-name="Academic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17">Attributes</text:p>
          </table:table-cell>
          <table:covered-table-cell/>
        </table:table-row>
        <table:table-row>
          <table:table-cell table:style-name="Table5.A2" office:value-type="string">
            <text:p text:style-name="P18"><text:span text:style-name="T4">Damage Modifier (DM)</text:span><text:line-break/><text:span text:style-name="T8">Bigger and stronger characters deal more damage.</text:span></text:p>
            <text:p text:style-name="P19"/>
          </table:table-cell>
          <table:table-cell table:style-name="Table5.A2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20">STR+SIZ</text:p>
                </table:table-cell>
                <table:table-cell table:style-name="Table6.B1" office:value-type="string">
                  <text:p text:style-name="P20">DM</text:p>
                </table:table-cell>
              </table:table-row>
              <table:table-row>
                <table:table-cell table:style-name="Table6.A2" office:value-type="string">
                  <text:p text:style-name="P20">1-10</text:p>
                </table:table-cell>
                <table:table-cell table:style-name="Table6.B2" office:value-type="string">
                  <text:p text:style-name="P21">-<text:span text:style-name="T8">1D6</text:span></text:p>
                </table:table-cell>
              </table:table-row>
              <table:table-row>
                <table:table-cell table:style-name="Table6.A2" office:value-type="string">
                  <text:p text:style-name="P20">11-15</text:p>
                </table:table-cell>
                <table:table-cell table:style-name="Table6.B2" office:value-type="string">
                  <text:p text:style-name="P21">-<text:span text:style-name="T8">1D4</text:span></text:p>
                </table:table-cell>
              </table:table-row>
              <table:table-row>
                <table:table-cell table:style-name="Table6.A2" office:value-type="string">
                  <text:p text:style-name="P20">16-26</text:p>
                </table:table-cell>
                <table:table-cell table:style-name="Table6.B2" office:value-type="string">
                  <text:p text:style-name="P20">0</text:p>
                </table:table-cell>
              </table:table-row>
              <table:table-row>
                <table:table-cell table:style-name="Table6.A2" office:value-type="string">
                  <text:p text:style-name="P20">26-30</text:p>
                </table:table-cell>
                <table:table-cell table:style-name="Table6.B2" office:value-type="string">
                  <text:p text:style-name="P20">+1D4</text:p>
                </table:table-cell>
              </table:table-row>
              <table:table-row>
                <table:table-cell table:style-name="Table6.A2" office:value-type="string">
                  <text:p text:style-name="P20">31-45</text:p>
                </table:table-cell>
                <table:table-cell table:style-name="Table6.B2" office:value-type="string">
                  <text:p text:style-name="P20">+1D6</text:p>
                </table:table-cell>
              </table:table-row>
            </table:table>
            <text:p text:style-name="P22"/>
          </table:table-cell>
        </table:table-row>
        <table:table-row>
          <table:table-cell table:style-name="Table5.A2" office:value-type="string">
            <text:p text:style-name="P22"><text:span text:style-name="T4">Hit Points (HPs)</text:span><text:line-break/>Damage a character can sustain.<text:line-break/></text:p>
          </table:table-cell>
          <table:table-cell table:style-name="Table5.A2" office:value-type="string">
            <text:p text:style-name="P22">(SIZ+CON) / 2 rounded up</text:p>
          </table:table-cell>
        </table:table-row>
        <table:table-row>
          <table:table-cell table:style-name="Table5.A2" office:value-type="string">
            <text:p text:style-name="P22"><text:span text:style-name="T4">Major Wound </text:span><text:span text:style-name="T9">(MW)</text:span><text:line-break/>If character is dealt with damage greater or equal they need to roll Persistance with -40% or be incapacitated.<text:line-break/></text:p>
          </table:table-cell>
          <table:table-cell table:style-name="Table5.A2" office:value-type="string">
            <text:p text:style-name="P22">HPs / 2 rounded up</text:p>
          </table:table-cell>
        </table:table-row>
        <table:table-row>
          <table:table-cell table:style-name="Table5.A2" office:value-type="string">
            <text:p text:style-name="P23">Power Points (P<text:span text:style-name="T10">P</text:span>s)<text:line-break/><text:span text:style-name="T11">Supernatural ability potential.<text:line-break/></text:span></text:p>
          </table:table-cell>
          <table:table-cell table:style-name="Table5.A2" office:value-type="string">
            <text:p text:style-name="P22">Equal to POW</text:p>
          </table:table-cell>
        </table:table-row>
        <table:table-row>
          <table:table-cell table:style-name="Table5.A2" office:value-type="string">
            <text:p text:style-name="P23">Movement Rate (MR)</text:p>
          </table:table-cell>
          <table:table-cell table:style-name="Table5.A2" office:value-type="string">
            <text:p text:style-name="P22">Amount of meters a character can move in a round. Humans have 15m.</text:p>
          </table:table-cell>
        </table:table-row>
        <table:table-row>
          <table:table-cell table:style-name="Table5.A7" office:value-type="string">
            <text:p text:style-name="P22"><text:span text:style-name="T4">Combat Order (CO)</text:span><text:line-break/>The highest CO d<text:span text:style-name="T12">etermines who goes first </text:span>in combat<text:span text:style-name="T12">.</text:span></text:p>
          </table:table-cell>
          <table:table-cell table:style-name="Table5.A7" office:value-type="string">
            <text:p text:style-name="P24">(DEX+INT) / 2 – Armour’s Encumbrance<text:line-break/></text:p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P25">Armour</text:p>
                </table:table-cell>
                <table:table-cell table:style-name="Table7.B1" office:value-type="string">
                  <text:p text:style-name="P26">ENC</text:p>
                </table:table-cell>
              </table:table-row>
              <table:table-row>
                <table:table-cell table:style-name="Table7.A2" office:value-type="string">
                  <text:p text:style-name="P25">Leather</text:p>
                </table:table-cell>
                <table:table-cell table:style-name="Table7.B2" office:value-type="string">
                  <text:p text:style-name="P25">3</text:p>
                </table:table-cell>
              </table:table-row>
              <table:table-row>
                <table:table-cell table:style-name="Table7.A2" office:value-type="string">
                  <text:p text:style-name="P25">Ringmail</text:p>
                </table:table-cell>
                <table:table-cell table:style-name="Table7.B2" office:value-type="string">
                  <text:p text:style-name="P25">4</text:p>
                </table:table-cell>
              </table:table-row>
              <table:table-row>
                <table:table-cell table:style-name="Table7.A2" office:value-type="string">
                  <text:p text:style-name="P25">Scalemail</text:p>
                </table:table-cell>
                <table:table-cell table:style-name="Table7.B2" office:value-type="string">
                  <text:p text:style-name="P25">6</text:p>
                </table:table-cell>
              </table:table-row>
              <table:table-row>
                <table:table-cell table:style-name="Table7.A2" office:value-type="string">
                  <text:p text:style-name="P25">Chainmail</text:p>
                </table:table-cell>
                <table:table-cell table:style-name="Table7.B2" office:value-type="string">
                  <text:p text:style-name="P25">7</text:p>
                </table:table-cell>
              </table:table-row>
              <table:table-row>
                <table:table-cell table:style-name="Table7.A2" office:value-type="string">
                  <text:p text:style-name="P25">Platemail</text:p>
                </table:table-cell>
                <table:table-cell table:style-name="Table7.B2" office:value-type="string">
                  <text:p text:style-name="P25">9</text:p>
                </table:table-cell>
              </table:table-row>
            </table:table>
            <text:p text:style-name="P27"/>
          </table:table-cell>
        </table:table-row>
      </table:table>
      <table:table table:name="Table4" table:style-name="Table4" table:template-name="Academic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28">Combat</text:p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29">Once per combat each participants rolls 1D10 and adds their CO. The higher CO goes first.</text:p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28">Actions</text:p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29">In a round a player is allowed three actions; <text:span text:style-name="T13">one</text:span> combat action, <text:span text:style-name="T13">one </text:span>movement <text:span text:style-name="T7">action</text:span>, <text:span text:style-name="T13">and one </text:span>reaction.</text:p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17">Close Combat Actions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19">Attack</text:p>
          </table:table-cell>
          <table:table-cell table:style-name="Table4.B6" office:value-type="string">
            <text:p text:style-name="P19">Single attack. </text:p>
          </table:table-cell>
        </table:table-row>
        <table:table-row table:style-name="Table4.1">
          <table:table-cell table:style-name="Table4.A2" office:value-type="string">
            <text:p text:style-name="P30">Charge</text:p>
          </table:table-cell>
          <table:table-cell table:style-name="Table4.B7" office:value-type="string">
            <text:p text:style-name="P30">Need to move a least 5m up to double the MR. Will gain +1D6 damage. Loses reaction.</text:p>
          </table:table-cell>
        </table:table-row>
        <table:table-row table:style-name="Table4.1">
          <table:table-cell table:style-name="Table4.A2" office:value-type="string">
            <text:p text:style-name="P19">All-out Attack</text:p>
          </table:table-cell>
          <table:table-cell table:style-name="Table4.B8" office:value-type="string">
            <text:p text:style-name="P19">Two quick attacks, the second with -20%. Loses reaction.</text:p>
          </table:table-cell>
        </table:table-row>
        <table:table-row table:style-name="Table4.1">
          <table:table-cell table:style-name="Table4.A2" office:value-type="string">
            <text:p text:style-name="P19">Great Attack</text:p>
          </table:table-cell>
          <table:table-cell table:style-name="Table4.B9" office:value-type="string">
            <text:p text:style-name="P19">Forceful attack with <text:span text:style-name="T6">+</text:span>20% and maximum <text:span text:style-name="T6">DM damage. </text:span><text:span text:style-name="T14">Loses reaction.</text:span></text:p>
          </table:table-cell>
        </table:table-row>
        <table:table-row table:style-name="Table4.1">
          <table:table-cell table:style-name="Table4.A2" office:value-type="string">
            <text:p text:style-name="P31">Trip</text:p>
          </table:table-cell>
          <table:table-cell table:style-name="Table4.B10" office:value-type="string">
            <text:p text:style-name="P31">Attack at -20%. Opponent falls prone.</text:p>
          </table:table-cell>
        </table:table-row>
        <table:table-row table:style-name="Table4.1">
          <table:table-cell table:style-name="Table4.A2" office:value-type="string">
            <text:p text:style-name="P31">Disarm</text:p>
          </table:table-cell>
          <table:table-cell table:style-name="Table4.B11" office:value-type="string">
            <text:p text:style-name="P31">Attack at -20%. Opponent’s held weapon thrown 1D6m away.</text:p>
          </table:table-cell>
        </table:table-row>
        <table:table-row table:style-name="Table4.1">
          <table:table-cell table:style-name="Table4.A2" office:value-type="string">
            <text:p text:style-name="P31">Knock-Back</text:p>
          </table:table-cell>
          <table:table-cell table:style-name="Table4.B12" office:value-type="string">
            <text:p text:style-name="P31">Attack at -20%. Opponent is knocked-back 2m.</text:p>
          </table:table-cell>
        </table:table-row>
        <table:table-row table:style-name="Table4.1">
          <table:table-cell table:style-name="Table4.A2" office:value-type="string">
            <text:p text:style-name="P31">Knockout</text:p>
          </table:table-cell>
          <table:table-cell table:style-name="Table4.B13" office:value-type="string">
            <text:p text:style-name="P31">Attack at -20%. Opponent takes minimum possible damage. However, damage is rolled and if equal to major wound then opponent is knocked out. </text:p>
          </table:table-cell>
        </table:table-row>
        <table:table-row table:style-name="Table4.1">
          <table:table-cell table:style-name="Table4.A2" office:value-type="string">
            <text:p text:style-name="P31">Intimidate/Persuade</text:p>
          </table:table-cell>
          <table:table-cell table:style-name="Table4.B14" office:value-type="string">
            <text:p text:style-name="P32">Opposed roll between Influence and Persistence. If character wins opponent surrenders or flees.<text:line-break/><text:line-break/>Opponents modifiers:</text:p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32">+40%</text:p>
                </table:table-cell>
                <table:table-cell table:style-name="Table8.B1" office:value-type="string">
                  <text:p text:style-name="P32">Only some minor wounds</text:p>
                </table:table-cell>
              </table:table-row>
              <table:table-row>
                <table:table-cell table:style-name="Table8.A2" office:value-type="string">
                  <text:p text:style-name="P32">+20%</text:p>
                </table:table-cell>
                <table:table-cell table:style-name="Table8.B2" office:value-type="string">
                  <text:p text:style-name="P32">Outnumbers character. 1/5 in loses or numbers.</text:p>
                </table:table-cell>
              </table:table-row>
              <table:table-row>
                <table:table-cell table:style-name="Table8.A2" office:value-type="string">
                  <text:p text:style-name="P33">-<text:span text:style-name="T15">20%</text:span></text:p>
                </table:table-cell>
                <table:table-cell table:style-name="Table8.B2" office:value-type="string">
                  <text:p text:style-name="P32">If fewer in number and have taken wounds.</text:p>
                </table:table-cell>
              </table:table-row>
              <table:table-row>
                <table:table-cell table:style-name="Table8.A2" office:value-type="string">
                  <text:p text:style-name="P33">-<text:span text:style-name="T15">40%</text:span></text:p>
                </table:table-cell>
                <table:table-cell table:style-name="Table8.B2" office:value-type="string">
                  <text:p text:style-name="P32">If enemy in ½ HPs or numbers.</text:p>
                </table:table-cell>
              </table:table-row>
            </table:table>
            <text:p text:style-name="P32"/>
          </table:table-cell>
        </table:table-row>
        <table:table-row table:style-name="Table4.1">
          <table:table-cell table:style-name="Table4.A2" office:value-type="string">
            <text:p text:style-name="P32">Set Weapon</text:p>
          </table:table-cell>
          <table:table-cell table:style-name="Table4.B15" office:value-type="string">
            <text:p text:style-name="P32">Attacks at +20% to charging opponent, before their attack.</text:p>
          </table:table-cell>
        </table:table-row>
        <table:table-row table:style-name="Table4.1">
          <table:table-cell table:style-name="Table4.A2" table:number-columns-spanned="2" office:value-type="string">
            <text:p text:style-name="P34">Unarmed Combat Actions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35">Unarmed Attack</text:p>
          </table:table-cell>
          <table:table-cell table:style-name="Table4.B17" office:value-type="string">
            <text:p text:style-name="P35">Single attack with fist, kick, bite or other natural weapons.</text:p>
          </table:table-cell>
        </table:table-row>
        <table:table-row table:style-name="Table4.1">
          <table:table-cell table:style-name="Table4.A2" office:value-type="string">
            <text:p text:style-name="P35">Grapple</text:p>
          </table:table-cell>
          <table:table-cell table:style-name="Table4.B18" office:value-type="string">
            <text:p text:style-name="P35">Unarmed attack. If successful then winner of following opposed Unarmed check determines what happens.</text:p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35"><text:span text:style-name="T16">Br</text:span>eak <text:span text:style-name="T16">F</text:span>ree, <text:span text:style-name="T16">grapple ends</text:span></text:p>
                </table:table-cell>
              </table:table-row>
              <table:table-row>
                <table:table-cell table:style-name="Table9.A2" office:value-type="string">
                  <text:p text:style-name="P36">Immobilize, opponent is helpless</text:p>
                </table:table-cell>
              </table:table-row>
              <table:table-row>
                <table:table-cell table:style-name="Table9.A2" office:value-type="string">
                  <text:p text:style-name="P36">Inflict Pain, does 1D4+DM damage</text:p>
                </table:table-cell>
              </table:table-row>
              <table:table-row>
                <table:table-cell table:style-name="Table9.A2" office:value-type="string">
                  <text:p text:style-name="P36">Throw, does 1D4 damage and thrown 2m away</text:p>
                </table:table-cell>
              </table:table-row>
              <table:table-row>
                <table:table-cell table:style-name="Table9.A2" office:value-type="string">
                  <text:p text:style-name="P36">Disarm, opponent drops whatever they are holding</text:p>
                </table:table-cell>
              </table:table-row>
            </table:table>
            <text:p text:style-name="P35"/>
          </table:table-cell>
        </table:table-row>
        <table:table-row table:style-name="Table4.1">
          <table:table-cell table:style-name="Table4.A2" table:number-columns-spanned="2" office:value-type="string">
            <text:p text:style-name="P37">Ranged Combat Actions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36">Attack</text:p>
          </table:table-cell>
          <table:table-cell table:style-name="Table4.B20" office:value-type="string">
            <text:p text:style-name="P36">Single ranged attack.</text:p>
          </table:table-cell>
        </table:table-row>
        <table:table-row table:style-name="Table4.1">
          <table:table-cell table:style-name="Table4.A2" office:value-type="string">
            <text:p text:style-name="P36">Aim</text:p>
          </table:table-cell>
          <table:table-cell table:style-name="Table4.B21" office:value-type="string">
            <text:p text:style-name="P36">Loses round. Next rounds first attack is at +20%.</text:p>
          </table:table-cell>
        </table:table-row>
        <table:table-row table:style-name="Table4.1">
          <table:table-cell table:style-name="Table4.A2" table:number-columns-spanned="2" office:value-type="string">
            <text:p text:style-name="P38">Movement Actions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39">Change Stance</text:p>
          </table:table-cell>
          <table:table-cell table:style-name="Table4.B23" office:value-type="string">
            <text:p text:style-name="P39">Stand up from prone and vice versa.</text:p>
          </table:table-cell>
        </table:table-row>
        <table:table-row table:style-name="Table4.1">
          <table:table-cell table:style-name="Table4.A2" office:value-type="string">
            <text:p text:style-name="P39">Fighting Retreat</text:p>
          </table:table-cell>
          <table:table-cell table:style-name="Table4.B24" office:value-type="string">
            <text:p text:style-name="P39">Moves carefully away. May only defend at +20% or +40% with medium/large shield.</text:p>
          </table:table-cell>
        </table:table-row>
        <table:table-row table:style-name="Table4.1">
          <table:table-cell table:style-name="Table4.A2" office:value-type="string">
            <text:p text:style-name="P39">Sprint</text:p>
          </table:table-cell>
          <table:table-cell table:style-name="Table4.B25" office:value-type="string">
            <text:p text:style-name="P39">Moves twice their movement rate. May only dodge as a reaction.</text:p>
          </table:table-cell>
        </table:table-row>
        <table:table-row table:style-name="Table4.1">
          <table:table-cell table:style-name="Table4.A2" office:value-type="string">
            <text:p text:style-name="P39">Disengage</text:p>
          </table:table-cell>
          <table:table-cell table:style-name="Table4.B26" office:value-type="string">
            <text:p text:style-name="P40">You risk an opportunity attack from opponent. You may only dodge that attack.</text:p>
            <text:p text:style-name="P40"/>
            <text:p text:style-name="P40"/>
          </table:table-cell>
        </table:table-row>
        <table:table-row table:style-name="Table4.1">
          <table:table-cell table:style-name="Table4.A2" table:number-columns-spanned="2" office:value-type="string">
            <text:p text:style-name="P38">Reactions (in response to some action)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39">Dodge</text:p>
          </table:table-cell>
          <table:table-cell table:style-name="Table4.B28" office:value-type="string">
            <text:p text:style-name="P39">Against close combat attacks or at -20% against ranged attacks if aware of attack.</text:p>
          </table:table-cell>
        </table:table-row>
        <table:table-row table:style-name="Table4.1">
          <table:table-cell table:style-name="Table4.A2" office:value-type="string">
            <text:p text:style-name="P39">Parry</text:p>
          </table:table-cell>
          <table:table-cell table:style-name="Table4.B29" office:value-type="string">
            <text:p text:style-name="P39">Against close combat attacks or at -20% against thrown attacks (without pena<text:span text:style-name="T14">lt</text:span>y with shield) </text:p>
          </table:table-cell>
        </table:table-row>
        <table:table-row table:style-name="Table4.1">
          <table:table-cell table:style-name="Table4.A2" office:value-type="string">
            <text:p text:style-name="P39">Opportunity Attack</text:p>
          </table:table-cell>
          <table:table-cell table:style-name="Table4.B30" office:value-type="string">
            <text:p text:style-name="P39">Against an opponent who tries to disengage from combat.</text:p>
          </table:table-cell>
        </table:table-row>
        <table:table-row table:style-name="Table4.1">
          <table:table-cell table:style-name="Table4.A2" table:number-columns-spanned="2" office:value-type="string">
            <text:p text:style-name="P41">Other Actions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40">Ready weapon</text:p>
          </table:table-cell>
          <table:table-cell table:style-name="Table4.B32" office:value-type="string">
            <text:p text:style-name="P40">Consider part of movement.</text:p>
          </table:table-cell>
        </table:table-row>
        <table:table-row table:style-name="Table4.1">
          <table:table-cell table:style-name="Table4.A2" office:value-type="string">
            <text:p text:style-name="P40">Powers</text:p>
          </table:table-cell>
          <table:table-cell table:style-name="Table4.B33" office:value-type="string">
            <text:p text:style-name="P40">Depends on Discipline. Typically, you lose combat action, reaction and half of your movement when using a Power.</text:p>
          </table:table-cell>
        </table:table-row>
        <table:table-row table:style-name="Table4.1">
          <table:table-cell table:style-name="Table4.A2" office:value-type="string">
            <text:p text:style-name="P40">Delay</text:p>
          </table:table-cell>
          <table:table-cell table:style-name="Table4.B34" office:value-type="string">
            <text:p text:style-name="P40">May act on a lower CO.</text:p>
          </table:table-cell>
        </table:table-row>
        <table:table-row table:style-name="Table4.1">
          <table:table-cell table:style-name="Table4.A2" office:value-type="string">
            <text:p text:style-name="P40">Load Light Crossbow</text:p>
          </table:table-cell>
          <table:table-cell table:style-name="Table4.B35" office:value-type="string">
            <text:p text:style-name="P40">Loses movement action and reaction.</text:p>
          </table:table-cell>
        </table:table-row>
        <table:table-row table:style-name="Table4.1">
          <table:table-cell table:style-name="Table4.A2" office:value-type="string">
            <text:p text:style-name="P40">Load Heavy Crossbow</text:p>
          </table:table-cell>
          <table:table-cell table:style-name="Table4.B36" office:value-type="string">
            <text:p text:style-name="P40">Loses the whole round.</text:p>
          </table:table-cell>
        </table:table-row>
        <table:table-row table:style-name="Table4.1">
          <table:table-cell table:style-name="Table4.A2" office:value-type="string">
            <text:p text:style-name="P40">Skill Use</text:p>
          </table:table-cell>
          <table:table-cell table:style-name="Table4.B37" office:value-type="string">
            <text:p text:style-name="P40">Depends on the skill.</text:p>
          </table:table-cell>
        </table:table-row>
        <table:table-row table:style-name="Table4.1">
          <table:table-cell table:style-name="Table4.A2" table:number-columns-spanned="2" office:value-type="string">
            <text:p text:style-name="P42">Armour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43">Type</text:p>
          </table:table-cell>
          <table:table-cell table:style-name="Table4.B39" office:value-type="string">
            <text:p text:style-name="P43">Armour Points (APs)</text:p>
          </table:table-cell>
        </table:table-row>
        <table:table-row table:style-name="Table4.1">
          <table:table-cell table:style-name="Table4.A2" office:value-type="string">
            <text:p text:style-name="P43">Leather</text:p>
          </table:table-cell>
          <table:table-cell table:style-name="Table4.B40" office:value-type="string">
            <text:p text:style-name="P43">2 (1D3)</text:p>
          </table:table-cell>
        </table:table-row>
        <table:table-row table:style-name="Table4.1">
          <table:table-cell table:style-name="Table4.A2" office:value-type="string">
            <text:p text:style-name="P43">Ringmail</text:p>
          </table:table-cell>
          <table:table-cell table:style-name="Table4.B41" office:value-type="string">
            <text:p text:style-name="P43">3 (1D4)</text:p>
          </table:table-cell>
        </table:table-row>
        <table:table-row table:style-name="Table4.1">
          <table:table-cell table:style-name="Table4.A2" office:value-type="string">
            <text:p text:style-name="P43">Scalemail</text:p>
          </table:table-cell>
          <table:table-cell table:style-name="Table4.B42" office:value-type="string">
            <text:p text:style-name="P43">4 (1D6)</text:p>
          </table:table-cell>
        </table:table-row>
        <table:table-row table:style-name="Table4.1">
          <table:table-cell table:style-name="Table4.A2" office:value-type="string">
            <text:p text:style-name="P43">Chainmail</text:p>
          </table:table-cell>
          <table:table-cell table:style-name="Table4.B43" office:value-type="string">
            <text:p text:style-name="P43">5 (2D4)</text:p>
          </table:table-cell>
        </table:table-row>
        <table:table-row table:style-name="Table4.1">
          <table:table-cell table:style-name="Table4.A2" office:value-type="string">
            <text:p text:style-name="P43">Platemail</text:p>
          </table:table-cell>
          <table:table-cell table:style-name="Table4.B44" office:value-type="string">
            <text:p text:style-name="P43">6 (2D6)</text:p>
          </table:table-cell>
        </table:table-row>
        <table:table-row table:style-name="Table4.1">
          <table:table-cell table:style-name="Table4.A2" table:number-columns-spanned="2" office:value-type="string">
            <text:p text:style-name="P42">Damage</text:p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43">Close Combat is Weapon Damage + DM – Opponent’s APs </text:p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43">Ranged Combat is the same as Close Combat <text:span text:style-name="T17">but DM is not used for crossbows.</text:span></text:p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41">Critical Success</text:p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44">They have two effects: Normal Damage (can be selected twice for x2 weapon damage: 1D8 becomes 2D8), Ignore Armour, Trip, Disarm, Knock-Back, Free attack </text:p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45">Fumble</text:p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44">Character at disadvantage: falls prone, weapon or armour damaged, etc.</text:p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45">Shield Cover</text:p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44">Shields provide cover to ranged attacks if the character is aware of them. Cover makes the attack more difficult by -20% or -40% for a medium of large shield respectively.</text:p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45">Mounted Combat</text:p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44">Riding skill determines maximum combat skill. Character gains +20% to Close Combat attacks.</text:p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45">Second Weapon or Shield</text:p>
          </table:table-cell>
          <table:covered-table-cell/>
        </table:table-row>
        <table:table-row table:style-name="Table4.1">
          <table:table-cell table:style-name="Table4.A57" table:number-columns-spanned="2" office:value-type="string">
            <text:p text:style-name="P44">When wielding two weapons or a weapon and a shield you can either Parry one additional attack per turn or gain an additional Close Combat attack at -20%.</text:p>
          </table:table-cell>
          <table:covered-table-cell/>
        </table:table-row>
      </table:table>
      <text:p text:style-name="P46"><text:span text:style-name="T4"/></text:p>
      <table:table table:name="Table10" table:style-name="Table10" table:template-name="Academic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47">Healing Wounds</text:p>
          </table:table-cell>
          <table:covered-table-cell/>
        </table:table-row>
        <table:table-row table:style-name="Table10.1">
          <table:table-cell table:style-name="Table10.A2" office:value-type="string">
            <text:p text:style-name="P48">Minor Wounds</text:p>
          </table:table-cell>
          <table:table-cell table:style-name="Table10.A2" office:value-type="string">
            <text:p text:style-name="P48">CON/4 HPs per day</text:p>
          </table:table-cell>
        </table:table-row>
        <table:table-row table:style-name="Table10.1">
          <table:table-cell table:style-name="Table10.A2" office:value-type="string">
            <text:p text:style-name="P48">Major Wounds</text:p>
          </table:table-cell>
          <table:table-cell table:style-name="Table10.A2" office:value-type="string">
            <text:p text:style-name="P48">Success<text:span text:style-name="T14">ful</text:span> healing test, then 1HP per day</text:p>
          </table:table-cell>
        </table:table-row>
        <table:table-row table:style-name="Table10.1">
          <table:table-cell table:style-name="Table10.A4" office:value-type="string">
            <text:p text:style-name="P49">Healing Skill</text:p>
          </table:table-cell>
          <table:table-cell table:style-name="Table10.A4" office:value-type="string">
            <text:p text:style-name="P49">1D4 H<text:span text:style-name="T14">P</text:span>s per minor wound</text:p>
          </table:table-cell>
        </table:table-row>
      </table:table>
      <text:p text:style-name="P46"><text:span text:style-name="T4"/></text:p>
      <table:table table:name="Table11" table:style-name="Table11" table:template-name="Academic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47">Death</text:p>
          </table:table-cell>
          <table:covered-table-cell/>
        </table:table-row>
        <table:table-row>
          <table:table-cell table:style-name="Table11.A2" office:value-type="string">
            <text:p text:style-name="P48">Last HP</text:p>
          </table:table-cell>
          <table:table-cell table:style-name="Table11.A2" office:value-type="string">
            <text:p text:style-name="P48">Character falls prone and unconscious. </text:p>
          </table:table-cell>
        </table:table-row>
        <table:table-row table:style-name="Table11.3">
          <table:table-cell table:style-name="Table11.A3" office:value-type="string">
            <text:p text:style-name="P48">0 or less HPs</text:p>
          </table:table-cell>
          <table:table-cell table:style-name="Table11.A3" office:value-type="string">
            <text:p text:style-name="P48">Death</text:p>
          </table:table-cell>
        </table:table-row>
      </table:table>
      <text:p text:style-name="P50"><text:span text:style-name="T4"/></text:p>
      <table:table table:name="Table12" table:style-name="Table12" table:template-name="Academic">
        <table:table-column table:style-name="Table12.A"/>
        <table:table-row table:style-name="Table12.1">
          <table:table-cell table:style-name="Table12.A1" office:value-type="string">
            <text:p text:style-name="P47">Hero Points</text:p>
          </table:table-cell>
        </table:table-row>
        <table:table-row table:style-name="Table12.1">
          <table:table-cell table:style-name="Table12.A2" office:value-type="string">
            <text:p text:style-name="P51">Can be used to re-roll a failed skill check or downgrade a major wound to a minor one or avoid death if 0 or less HPs or even minor plot edits, given Gamemaster’s permission.</text:p>
          </table:table-cell>
        </table:table-row>
      </table:table>
      <text:p text:style-name="P50"><text:span text:style-name="T4"/></text:p>
      <text:p text:style-name="P46"><text:span text:style-name="T4"/></text:p>
      <text:p text:style-name="P46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12:05:27.667089295</meta:creation-date>
    <meta:generator>LibreOffice/24.8.0.3$Linux_X86_64 LibreOffice_project/480$Build-3</meta:generator>
    <dc:date>2024-09-27T11:19:31.369650718</dc:date>
    <meta:editing-duration>PT42M26S</meta:editing-duration>
    <meta:editing-cycles>13</meta:editing-cycles>
    <meta:document-statistic meta:table-count="13" meta:image-count="0" meta:object-count="0" meta:page-count="1" meta:paragraph-count="192" meta:word-count="942" meta:character-count="5745" meta:non-whitespace-character-count="4980"/>
  </office:meta>
</office:document-meta>
</file>